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302cm" table:align="center" style:writing-mode="lr-tb"/>
    </style:style>
    <style:style style:name="Table1.A" style:family="table-column">
      <style:table-column-properties style:column-width="5.433cm"/>
    </style:style>
    <style:style style:name="Table1.B" style:family="table-column">
      <style:table-column-properties style:column-width="5.435cm"/>
    </style:style>
    <style:style style:name="Table1.1" style:family="table-row">
      <style:table-row-properties style:min-row-height="0.635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15.596cm" table:align="center" style:writing-mode="lr-tb"/>
    </style:style>
    <style:style style:name="Table2.A" style:family="table-column">
      <style:table-column-properties style:column-width="115.596cm"/>
    </style:style>
    <style:style style:name="Table2.1" style:family="table-row">
      <style:table-row-properties style:min-row-height="5.08cm"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2.54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2.3" style:family="table-row">
      <style:table-row-properties style:min-row-height="1.27cm" style:keep-together="true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2.4" style:family="table-row">
      <style:table-row-properties style:min-row-height="0.635cm" style:keep-together="true" fo:keep-together="auto"/>
    </style:style>
    <style:style style:name="Table2.A4" style:family="table-cell">
      <style:table-cell-properties style:vertical-align="middle" fo:padding-left="0.191cm" fo:padding-right="0.191cm" fo:padding-top="0cm" fo:padding-bottom="0cm" fo:border="none"/>
    </style:style>
    <style:style style:name="Table3" style:family="table">
      <style:table-properties style:width="16.302cm" fo:margin-left="-0.191cm" table:align="left" style:writing-mode="lr-tb"/>
    </style:style>
    <style:style style:name="Table3.A" style:family="table-column">
      <style:table-column-properties style:column-width="16.30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6.302cm" fo:margin-left="-0.191cm" table:align="left" style:writing-mode="lr-tb"/>
    </style:style>
    <style:style style:name="Table4.A" style:family="table-column">
      <style:table-column-properties style:column-width="16.30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font-variant="small-caps" fo:font-size="14pt" fo:letter-spacing="0.009cm" style:font-size-asian="14pt" style:font-size-complex="14pt"/>
    </style:style>
    <style:style style:name="P2" style:family="paragraph" style:parent-style-name="Standard">
      <style:text-properties fo:font-size="14pt" fo:letter-spacing="0.009cm" style:font-size-asian="14pt" style:font-size-complex="14pt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No_20_Spacing">
      <style:paragraph-properties fo:text-align="center" style:justify-single-word="false"/>
    </style:style>
    <style:style style:name="P5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No_20_Spacing">
      <style:paragraph-properties fo:text-align="start" style:justify-single-word="false"/>
    </style:style>
    <style:style style:name="P7" style:family="paragraph" style:parent-style-name="No_20_Spacing">
      <style:paragraph-properties fo:text-align="center" style:justify-single-word="false"/>
      <style:text-properties style:font-weight-complex="bold"/>
    </style:style>
    <style:style style:name="P8" style:family="paragraph" style:parent-style-name="No_20_Spacing">
      <style:paragraph-properties fo:text-align="end" style:justify-single-word="false"/>
      <style:text-properties style:font-weight-complex="bold"/>
    </style:style>
    <style:style style:name="P9" style:family="paragraph" style:parent-style-name="No_20_Spacing">
      <style:paragraph-properties fo:text-align="end" style:justify-single-word="false"/>
    </style:style>
    <style:style style:name="P10" style:family="paragraph" style:parent-style-name="Heading_20_1" style:list-style-name="L1">
      <style:paragraph-properties fo:break-before="page"/>
    </style:style>
    <style:style style:name="P11" style:family="paragraph" style:parent-style-name="Heading_20_2" style:list-style-name="L1"/>
    <style:style style:name="P12" style:family="paragraph" style:parent-style-name="Title">
      <style:paragraph-properties fo:text-align="start" style:justify-single-word="false" fo:break-before="page"/>
    </style:style>
    <style:style style:name="P13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T1" style:family="text">
      <style:text-properties fo:text-transform="uppercase" style:font-name="Cambria" fo:language="en" fo:country="AU" style:font-name-complex="F"/>
    </style:style>
    <style:style style:name="T2" style:family="text">
      <style:text-properties fo:text-transform="uppercase" style:font-name="Cambria" style:font-name-complex="F"/>
    </style:style>
    <style:style style:name="T3" style:family="text">
      <style:text-properties style:font-name="Cambria" fo:font-size="40pt" style:font-size-asian="40pt" style:font-name-complex="F" style:font-size-complex="40pt"/>
    </style:style>
    <style:style style:name="T4" style:family="text">
      <style:text-properties style:font-name="Cambria" fo:font-size="22pt" style:font-size-asian="22pt" style:font-name-complex="F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weight-complex="bold"/>
    </style:style>
    <style:style style:name="T7" style:family="text">
      <style:text-properties style:font-weight-complex="bold"/>
    </style:style>
    <style:style style:name="T8" style:family="text">
      <style:text-properties fo:font-size="11pt" fo:language="en" fo:country="AU" style:font-size-asian="11pt" style:language-asian="zh" style:country-asian="CN" style:font-size-complex="11pt" style:language-complex="ar" style:country-complex="SA"/>
    </style:style>
    <style:style style:name="T9" style:family="text">
      <style:text-properties text:display="none"/>
    </style:style>
    <style:style style:name="T10" style:family="text">
      <style:text-properties fo:font-variant="small-cap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1">QUT – queensland university of technology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3">Khepera Robot Soccer</text:span></text:p>
          </table:table-cell>
        </table:table-row>
        <table:table-row table:style-name="Table2.3">
          <table:table-cell table:style-name="Table2.A3" office:value-type="string">
            <text:p text:style-name="P4"><text:span text:style-name="T4">INB860 – Computational Intelligence, Control and Embedded Systems</text:span></text:p>
          </table:table-cell>
        </table:table-row>
        <table:table-row table:style-name="Table2.4">
          <table:table-cell table:style-name="Table2.A4" office:value-type="string">
            <text:p text:style-name="P4"/>
          </table:table-cell>
        </table:table-row>
        <table:table-row>
          <table:table-cell table:style-name="Table2.A4" office:value-type="string">
            <text:p text:style-name="P4"><text:span text:style-name="T6">Contributors</text:span></text:p>
            <text:p text:style-name="P5"/>
            <text:p text:style-name="P6"><text:span text:style-name="T7">Justin Eyles</text:span></text:p>
            <text:p text:style-name="P7"/>
            <text:p text:style-name="P8"/>
            <text:p text:style-name="P6"><text:span text:style-name="T7">Magne Gasland</text:span></text:p>
            <text:p text:style-name="P7"/>
            <text:p text:style-name="P8"/>
            <text:p text:style-name="P6"><text:span text:style-name="T7">Chris Savini</text:span></text:p>
            <text:p text:style-name="P7"/>
            <text:p text:style-name="P8"/>
            <text:p text:style-name="P6"><text:span text:style-name="T7">Stephen Vidas</text:span></text:p>
            <text:p text:style-name="P4"><text:span text:style-name="T7">s.vidas@student.qut.edu.au</text:span></text:p>
            <text:p text:style-name="P9"><text:span text:style-name="T7">05751187</text:span></text:p>
            <text:p text:style-name="P5"/>
          </table:table-cell>
        </table:table-row>
        <table:table-row table:style-name="Table2.4">
          <table:table-cell table:style-name="Table2.A4" office:value-type="string">
            <text:p text:style-name="P5"/>
            <text:p text:style-name="P4"><text:span text:style-name="T5">5/18/2009</text:span></text:p>
          </table:table-cell>
        </table:table-row>
      </table:table>
      <text:p text:style-name="P3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No_20_Spacing">[Type the abstract of the document here. The abstract is typically a short summary of the contents of the document. Type the abstract of the document here. The abstract is typically a short summary of the contents of the document.]</text:p>
          </table:table-cell>
        </table:table-row>
      </table:table>
      <text:p text:style-name="Standard"/>
      <text:p text:style-name="Standard"/>
      <text:p text:style-name="P12">Table of Content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1.Introduction|outline">1.Introduction<text:tab/>4</text:a></text:p>
          <text:p text:style-name="P13"><text:a xlink:type="simple" xlink:href="#2.Achievement Summary|outline">2.Achievement Summary<text:tab/>5</text:a></text:p>
          <text:p text:style-name="P13"><text:a xlink:type="simple" xlink:href="#3.Team Contributions|outline">3.Team Contributions<text:tab/>6</text:a></text:p>
          <text:p text:style-name="P14"><text:a xlink:type="simple" xlink:href="#3.1.Justin Eyles|outline">1.Justin Eyles<text:tab/>6</text:a></text:p>
          <text:p text:style-name="P14"><text:a xlink:type="simple" xlink:href="#3.2.Magnus Gasland|outline">2.Magnus Gasland<text:tab/>6</text:a></text:p>
          <text:p text:style-name="P14"><text:a xlink:type="simple" xlink:href="#3.3.Chris Savini|outline">3.Chris Savini<text:tab/>6</text:a></text:p>
          <text:p text:style-name="P14"><text:a xlink:type="simple" xlink:href="#3.4.Stephen Vidas|outline">4.Stephen Vidas<text:tab/>6</text:a></text:p>
          <text:p text:style-name="P13"><text:a xlink:type="simple" xlink:href="#4.Methodology|outline">4.Methodology<text:tab/>7</text:a></text:p>
          <text:p text:style-name="P14"><text:a xlink:type="simple" xlink:href="#4.1.Proposed Solutions|outline">1.Proposed Solutions<text:tab/>7</text:a></text:p>
          <text:p text:style-name="P14"><text:a xlink:type="simple" xlink:href="#4.2.Final Solution|outline">2.Final Solution<text:tab/>7</text:a></text:p>
          <text:p text:style-name="P13"><text:a xlink:type="simple" xlink:href="#5.Performance Analysis|outline">5.Performance Analysis<text:tab/>8</text:a></text:p>
          <text:p text:style-name="P14"><text:a xlink:type="simple" xlink:href="#5.1.Modular Testing|outline">1.Modular Testing<text:tab/>8</text:a></text:p>
          <text:p text:style-name="P14"><text:a xlink:type="simple" xlink:href="#5.2.Final Testing|outline">2.Final Testing<text:tab/>8</text:a></text:p>
          <text:p text:style-name="P14"><text:a xlink:type="simple" xlink:href="#5.3.Competition Results|outline">3.Competition Results<text:tab/>8</text:a></text:p>
          <text:p text:style-name="P14"><text:a xlink:type="simple" xlink:href="#5.4.Limitations|outline">4.Limitations<text:tab/>8</text:a></text:p>
          <text:p text:style-name="P13"><text:a xlink:type="simple" xlink:href="#6.Conclusion|outline">6.Conclusion<text:tab/>9</text:a></text:p>
        </text:index-body>
      </text:table-of-content>
      <text:p text:style-name="Standard"/>
      <text:p text:style-name="Standard"/>
      <text:list xml:id="list41191724" text:style-name="L1">
        <text:list-item>
          <text:h text:style-name="P10" text:outline-level="1"><text:bookmark-start text:name="_Toc229723227"/>Introduction<text:bookmark-end text:name="_Toc229723227"/></text:h>
        </text:list-item>
      </text:list>
      <text:p text:style-name="Standard">[describes the Robot soccer task and the main problems to be solved]</text:p>
      <text:p text:style-name="Standard"/>
      <text:list xml:id="list41200670" text:continue-numbering="true" text:style-name="L1">
        <text:list-item>
          <text:h text:style-name="P10" text:outline-level="1"><text:bookmark-start text:name="_Toc229723228"/>Achievement Summary<text:bookmark-end text:name="_Toc229723228"/></text:h>
        </text:list-item>
      </text:list>
      <text:p text:style-name="Standard">[half page summary of what has been achieved by the group]</text:p>
      <text:p text:style-name="Standard"/>
      <text:list xml:id="list41186863" text:continue-numbering="true" text:style-name="L1">
        <text:list-item>
          <text:h text:style-name="P10" text:outline-level="1"><text:bookmark-start text:name="_Toc229723229"/>Team Contributions<text:bookmark-end text:name="_Toc229723229"/></text:h>
        </text:list-item>
      </text:list>
      <text:p text:style-name="Standard">[Up to 5 lines per team member]</text:p>
      <text:list xml:id="list41215839" text:continue-numbering="true" text:style-name="L1">
        <text:list-item>
          <text:list>
            <text:list-item>
              <text:h text:style-name="P11" text:outline-level="2"><text:bookmark-start text:name="_Toc229723230"/>Justin Eyles<text:bookmark-end text:name="_Toc229723230"/></text:h>
            </text:list-item>
          </text:list>
        </text:list-item>
      </text:list>
      <text:p text:style-name="Standard">…</text:p>
      <text:list xml:id="list41214431" text:continue-numbering="true" text:style-name="L1">
        <text:list-item>
          <text:list>
            <text:list-item>
              <text:h text:style-name="P11" text:outline-level="2"><text:bookmark-start text:name="_Toc229723231"/>Magnus Gasland<text:bookmark-end text:name="_Toc229723231"/></text:h>
            </text:list-item>
          </text:list>
        </text:list-item>
      </text:list>
      <text:p text:style-name="Standard">…</text:p>
      <text:list xml:id="list41194409" text:continue-numbering="true" text:style-name="L1">
        <text:list-item>
          <text:list>
            <text:list-item>
              <text:h text:style-name="P11" text:outline-level="2"><text:bookmark-start text:name="_Toc229723232"/>Chris Savini<text:bookmark-end text:name="_Toc229723232"/></text:h>
            </text:list-item>
          </text:list>
        </text:list-item>
      </text:list>
      <text:p text:style-name="Standard">…</text:p>
      <text:list xml:id="list41203737" text:continue-numbering="true" text:style-name="L1">
        <text:list-item>
          <text:list>
            <text:list-item>
              <text:h text:style-name="P11" text:outline-level="2"><text:bookmark-start text:name="_Toc229723233"/>Stephen Vidas<text:bookmark-end text:name="_Toc229723233"/></text:h>
            </text:list-item>
          </text:list>
        </text:list-item>
      </text:list>
      <text:p text:style-name="Standard">…</text:p>
      <text:list xml:id="list41190482" text:continue-numbering="true" text:style-name="L1">
        <text:list-item>
          <text:h text:style-name="P10" text:outline-level="1"><text:bookmark-start text:name="_Toc229723234"/>Methodology<text:bookmark-end text:name="_Toc229723234"/></text:h>
        </text:list-item>
      </text:list>
      <text:p text:style-name="Standard">[One or more sections that describe the solutions proposed by the team to the problems outlined in the introduction, including high level description and justification of algorithms]</text:p>
      <text:list xml:id="list41188923" text:continue-numbering="true" text:style-name="L1">
        <text:list-item>
          <text:list>
            <text:list-item>
              <text:h text:style-name="P11" text:outline-level="2"><text:bookmark-start text:name="_Toc229723235"/>Proposed Solutions<text:bookmark-end text:name="_Toc229723235"/></text:h>
            </text:list-item>
            <text:list-item>
              <text:h text:style-name="P11" text:outline-level="2"><text:bookmark-start text:name="_Toc229723236"/>Final Solution<text:bookmark-end text:name="_Toc229723236"/></text:h>
            </text:list-item>
          </text:list>
        </text:list-item>
      </text:list>
      <text:p text:style-name="Standard"/>
      <text:p text:style-name="P1"/>
      <text:list xml:id="list41194291" text:continue-numbering="true" text:style-name="L1">
        <text:list-item>
          <text:h text:style-name="P10" text:outline-level="1"><text:bookmark-start text:name="_Toc229723237"/>Performance Analysis<text:bookmark-end text:name="_Toc229723237"/></text:h>
          <text:list>
            <text:list-item>
              <text:h text:style-name="P11" text:outline-level="2"><text:bookmark-start text:name="_Toc229723238"/>Modular Testing<text:bookmark-end text:name="_Toc229723238"/></text:h>
            </text:list-item>
            <text:list-item>
              <text:h text:style-name="P11" text:outline-level="2"><text:bookmark-start text:name="_Toc229723239"/>Final Testing<text:bookmark-end text:name="_Toc229723239"/></text:h>
            </text:list-item>
            <text:list-item>
              <text:h text:style-name="P11" text:outline-level="2"><text:bookmark-start text:name="_Toc229723240"/>Competition Results<text:bookmark-end text:name="_Toc229723240"/></text:h>
            </text:list-item>
            <text:list-item>
              <text:h text:style-name="P11" text:outline-level="2"><text:bookmark-start text:name="_Toc229723241"/>Limitations<text:bookmark-end text:name="_Toc229723241"/></text:h>
            </text:list-item>
          </text:list>
        </text:list-item>
      </text:list>
      <text:p text:style-name="P2"/>
      <text:list xml:id="list41201893" text:continue-numbering="true" text:style-name="L1">
        <text:list-item>
          <text:h text:style-name="P10" text:outline-level="1"><text:bookmark-start text:name="_Toc229723242"/>Conclusion<text:bookmark-end text:name="_Toc229723242"/></text:h>
        </text:list-item>
      </text:list>
      <text:p text:style-name="Standard">…</text:p>
      <text:p text:style-name="Standard"/>
      <text:p text:style-name="P12">APPENDIX</text:p>
      <text:p text:style-name="Standard">MATLAB CODE</text:p>
      <text:p text:style-name="Standard"/>
      <text:p text:style-name="P12"><text:span text:style-name="Strong_20_Emphasis"><text:span text:style-name="T10">manager</text:span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Standard">% -------------------------------------------------</text:p>
            <text:p text:style-name="Standard">% <text:s/>2009 QUT Robot Soccer Project</text:p>
            <text:p text:style-name="Standard">% <text:s/>Justin Eyles<text:tab/><text:tab/>justin.eyles@gmail.com</text:p>
            <text:p text:style-name="Standard">% <text:s/>Magne Gasland<text:tab/>magnemg@gmail.com</text:p>
            <text:p text:style-name="Standard">% <text:s/>Chris Savini<text:tab/><text:tab/>sav_chris13@hotmail.com</text:p>
            <text:p text:style-name="Standard">% <text:s/>Stephen Vidas<text:tab/>stephen.vidas@gmail.com</text:p>
            <text:p text:style-name="Standard">% -------------------------------------------------</text:p>
            <text:p text:style-name="Standard">function manager(port,baud,time)</text:p>
            <text:p text:style-name="Standard">% manager(port,baud,time)</text:p>
            <text:p text:style-name="Standard">% port = serial port to communicate with robot</text:p>
            <text:p text:style-name="Standard">% baud = baud rate</text:p>
            <text:p text:style-name="Standard">% time = time to run behaviour before terminatation</text:p>
            <text:p text:style-name="Standard"/>
            <text:p text:style-name="Standard">% Sets default input argument values</text:p>
            <text:p text:style-name="Standard">if (nargin &lt; 3)<text:tab/>time = 240; end</text:p>
            <text:p text:style-name="Standard">if (nargin &lt; 2) baud = 9600; end</text:p>
            <text:p text:style-name="Standard">if (nargin &lt; 1) port = -1; end</text:p>
            <text:p text:style-name="Standard"/>
            <text:p text:style-name="Standard">% Declare global variables</text:p>
            <text:p text:style-name="Standard">global ref</text:p>
            <text:p text:style-name="Standard">global dir</text:p>
            <text:p text:style-name="Standard">global goal_scored</text:p>
            <text:p text:style-name="Standard">global ball_in_view</text:p>
            <text:p text:style-name="Standard">global have_ball</text:p>
            <text:p text:style-name="Standard">global old_wheels</text:p>
            <text:p text:style-name="Standard">global new_wheels</text:p>
            <text:p text:style-name="Standard">global img</text:p>
            <text:p text:style-name="Standard"><text:soft-page-break/>global encImg</text:p>
            <text:p text:style-name="Standard">% global n</text:p>
            <text:p text:style-name="Standard"/>
            <text:p text:style-name="Standard">% n = 1;</text:p>
            <text:p text:style-name="Standard"/>
            <text:p text:style-name="Standard">% Initialise Variables</text:p>
            <text:p text:style-name="Standard">goal_scored = false;</text:p>
            <text:p text:style-name="Standard">ball_in_view = false;</text:p>
            <text:p text:style-name="Standard">have_ball = false;</text:p>
            <text:p text:style-name="Standard">old_wheels = kGetEncoders(ref);</text:p>
            <text:p text:style-name="Standard">new_wheels = old_wheels;</text:p>
            <text:p text:style-name="Standard"/>
            <text:p text:style-name="Standard">% Establish communication with robot</text:p>
            <text:p text:style-name="Standard">kiks_kclose([]);</text:p>
            <text:p text:style-name="Standard">ref = kiks_kopen([port,baud,1]);</text:p>
            <text:p text:style-name="Standard"/>
            <text:p text:style-name="Standard">% Initialise values</text:p>
            <text:p text:style-name="Standard">kSetEncoders(ref, 0, 0);</text:p>
            <text:p text:style-name="Standard">reflex = 0;</text:p>
            <text:p text:style-name="Standard">speed = [10 10];<text:tab/>% Will initial speed be required?</text:p>
            <text:p text:style-name="Standard">t0 = clock;</text:p>
            <text:p text:style-name="Standard">loops = 0;</text:p>
            <text:p text:style-name="Standard"/>
            <text:p text:style-name="Standard">% MASTER LOOP</text:p>
            <text:p text:style-name="Standard">% This loop will check if the match or new point has started before enterring the play loop</text:p>
            <text:p text:style-name="Standard">% This loop will only exit if the specified time before termination has been exceeded</text:p>
            <text:p text:style-name="Standard"/>
            <text:p text:style-name="Standard">% The robot's initial orientation state is facing forward towards its target goal</text:p>
            <text:p text:style-name="Standard">% However, it may be in state 3 or 5 rather than state 4, so this is checked</text:p>
            <text:p text:style-name="Standard"><text:soft-page-break/>forward = 4;</text:p>
            <text:p text:style-name="Standard">dir = forward;</text:p>
            <text:p text:style-name="Standard">UpdateGlobals();</text:p>
            <text:p text:style-name="Standard">% *** depending on whether it is golden goal or not, and if not if the robot is manually</text:p>
            <text:p text:style-name="Standard">% *** repositioned after each goal, this may need to be copied into the play loop.</text:p>
            <text:p text:style-name="Standard">% *** However, if it is golden goal, the play loop will still be required as it may repeat</text:p>
            <text:p text:style-name="Standard">% *** if control of the ball or knowledge of its location is lost during a play.</text:p>
            <text:p text:style-name="Standard"><text:tab/></text:p>
            <text:p text:style-name="Standard">% PLAY LOOP</text:p>
            <text:p text:style-name="Standard">% This loop corresponds to a single play, commencing when the whistle is blown</text:p>
            <text:p text:style-name="Standard">% and terminating when a goal is scored by either player</text:p>
            <text:p text:style-name="Standard">while ((kiks_ktime(port) &lt; time) &amp;&amp; (~goal_scored))</text:p>
            <text:p text:style-name="Standard"><text:s text:c="4"/></text:p>
            <text:p text:style-name="Standard"><text:tab/><text:tab/>if ((~ball_in_view) &amp;&amp; (~goal_scored))</text:p>
            <text:p text:style-name="Standard"><text:tab/><text:tab/><text:tab/>ActiveScan();</text:p>
            <text:p text:style-name="Standard"><text:tab/><text:tab/>end</text:p>
            <text:p text:style-name="Standard"><text:tab/><text:tab/></text:p>
            <text:p text:style-name="Standard"><text:tab/><text:tab/>if (~have_ball &amp;&amp; ~goal_scored &amp;&amp; ball_in_view)</text:p>
            <text:p text:style-name="Standard"><text:tab/><text:tab/><text:tab/>Chase2();</text:p>
            <text:p text:style-name="Standard"><text:tab/><text:tab/>end</text:p>
            <text:p text:style-name="Standard"><text:tab/><text:tab/></text:p>
            <text:p text:style-name="Standard"><text:tab/><text:tab/>if (have_ball &amp;&amp; ~goal_scored &amp;&amp; ball_in_view)</text:p>
            <text:p text:style-name="Standard"><text:tab/><text:tab/><text:tab/>Dribble();</text:p>
            <text:p text:style-name="Standard"><text:tab/><text:tab/>end</text:p>
            <text:p text:style-name="Standard"><text:tab/><text:tab/></text:p>
            <text:p text:style-name="Standard">end</text:p>
            <text:p text:style-name="Standard"/>
            <text:p text:style-name="Standard">% Common code to be used in almost every loop (with the exception of those that will be very brief)</text:p>
            <text:p text:style-name="Standard">% img = kLinVis(ref);<text:tab/><text:tab/><text:tab/>% obtains raw image from camera</text:p>
            <text:p text:style-name="Standard"><text:soft-page-break/>% old_wheels = new_wheels;<text:tab/><text:tab/>% stores old wheel encoder values</text:p>
            <text:p text:style-name="Standard">% new_wheels = kGetEncoders(ref);<text:tab/>% gets new wheel encoder values</text:p>
            <text:p text:style-name="Standard">% enc = EncodeImage(img);<text:tab/><text:tab/>% processes image for analysis</text:p>
            <text:p text:style-name="Standard">% dir = GoalLocation(img, dir);<text:tab/><text:tab/>% updates current knowledge of goal location ---&gt; in future, this function could become the following if wheel encoders are used: dir = GoalLocation(img, dir, old_wheels, new_wheels);</text:p>
            <text:p text:style-name="Standard"/>
            <text:p text:style-name="Standard">% The following global variables will also need to be declared in all</text:p>
            <text:p text:style-name="Standard">% functions (but they don't need to be assigned values). You do this by</text:p>
            <text:p text:style-name="Standard">% simply writing 'global dir' etc near the start of the function.</text:p>
            <text:p text:style-name="Standard">% dir, ref</text:p>
            <text:p text:style-name="Standard">%</text:p>
            <text:p text:style-name="Standard">% The following global variables may need to be used by some functions:</text:p>
            <text:p text:style-name="Standard">% goal_scored, ball_in_view, have_ball, old_wheels, new_wheels</text:p>
            <text:p text:style-name="Standard"/>
          </table:table-cell>
        </table:table-row>
      </table:table>
      <text:p text:style-name="Standard"/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margin-top="0cm" fo:margin-bottom="0.353cm" fo:line-height="115%" fo:text-align="justify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en" fo:country="US" style:letter-kerning="true" style:font-name-asian="Lucida Sans Unicode" style:font-size-asian="10pt" style:language-asian="en" style:country-asian="US" style:font-name-complex="F" style:font-size-complex="10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529cm" fo:margin-bottom="0.071cm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23cm" fo:margin-bottom="0.141cm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cm" fo:margin-bottom="0cm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margin-top="0.423cm" fo:margin-bottom="0cm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next-style-name="Text_20_body" style:class="text" style:default-outline-level="5">
      <style:paragraph-properties fo:margin-top="0.353cm" fo:margin-bottom="0cm" fo:text-align="start" style:justify-single-word="false"/>
      <style:text-properties fo:font-variant="small-caps" fo:color="#943634" fo:font-size="11pt" fo:letter-spacing="0.018cm" style:font-size-asian="11pt" style:font-size-complex="13pt"/>
    </style:style>
    <style:style style:name="Heading_20_6" style:display-name="Heading 6" style:family="paragraph" style:parent-style-name="Standard" style:next-style-name="Text_20_body" style:class="text" style:default-outline-level="6">
      <style:paragraph-properties fo:margin-top="0cm" fo:margin-bottom="0cm" fo:text-align="start" style:justify-single-word="false"/>
      <style:text-properties fo:font-variant="small-caps" fo:color="#c0504d" fo:font-size="11pt" fo:letter-spacing="0.009cm" style:font-size-asian="11pt"/>
    </style:style>
    <style:style style:name="Heading_20_7" style:display-name="Heading 7" style:family="paragraph" style:parent-style-name="Standard" style:next-style-name="Text_20_body" style:class="text" style:default-outline-level="7">
      <style:paragraph-properties fo:margin-top="0cm" fo:margin-bottom="0cm" fo:text-align="start" style:justify-single-word="false"/>
      <style:text-properties fo:font-variant="small-caps" fo:color="#c0504d" fo:letter-spacing="0.018cm" fo:font-weight="bold" style:font-weight-asian="bold"/>
    </style:style>
    <style:style style:name="Heading_20_8" style:display-name="Heading 8" style:family="paragraph" style:parent-style-name="Standard" style:next-style-name="Text_20_body" style:class="text" style:default-outline-level="8">
      <style:paragraph-properties fo:margin-top="0cm" fo:margin-bottom="0cm" fo:text-align="start" style:justify-single-word="false"/>
      <style:text-properties fo:font-variant="small-caps" fo:color="#943634" fo:font-style="italic" fo:font-weight="bold" style:font-style-asian="italic" style:font-weight-asian="bold"/>
    </style:style>
    <style:style style:name="Heading_20_9" style:display-name="Heading 9" style:family="paragraph" style:parent-style-name="Standard" style:next-style-name="Text_20_body" style:class="text" style:default-outline-level="9">
      <style:paragraph-properties fo:margin-top="0cm" fo:margin-bottom="0cm" fo:text-align="start" style:justify-single-word="false"/>
      <style:text-properties fo:font-variant="small-caps" fo:color="#622423" fo:font-style="italic" fo:font-weight="bold" style:font-style-asian="italic" style:font-weight-asian="bold"/>
    </style:style>
    <style:style style:name="No_20_Spacing" style:display-name="No Spacing" style:family="paragraph" style:parent-style-name="Standard">
      <style:paragraph-properties fo:margin-top="0cm" fo:margin-bottom="0cm" fo:line-height="100%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ocument_20_Map" style:display-name="Document Map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aption" style:family="paragraph" style:parent-style-name="Standard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next-style-name="Subtitle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0.053cm solid #c0504d" fo:border-bottom="none"/>
      <style:text-properties fo:font-variant="small-caps" fo:font-size="24pt" fo:font-weight="bold" style:font-size-asian="24pt" style:font-weight-asian="bold" style:font-size-complex="24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1.27cm" fo:line-height="100%" fo:text-align="end" style:justify-single-word="false"/>
      <style:text-properties style:font-name="Cambria" fo:font-size="14pt" fo:font-style="italic" style:font-size-asian="14pt" style:font-style-asian="italic" style:font-name-complex="F" style:font-size-complex="11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Quote" style:family="paragraph" style:parent-style-name="Standard">
      <style:text-properties fo:font-style="italic" style:font-style-asian="italic"/>
    </style:style>
    <style:style style:name="Intense_20_Quote" style:display-name="Intense Quote" style:family="paragraph" style:parent-style-name="Standard">
      <style:paragraph-properties fo:margin-left="2.54cm" fo:margin-right="2.54cm" fo:margin-top="0.247cm" fo:margin-bottom="0.247cm" fo:text-indent="0cm" style:auto-text-indent="false" fo:padding="0.353cm" fo:border="0.035cm solid #943634"/>
      <style:text-properties fo:color="#ffffff" fo:font-style="italic" fo:font-weight="bold" style:font-style-asian="italic" style:font-weight-asian="bold"/>
    </style:style>
    <style:style style:name="Contents_20_Heading" style:display-name="Contents Heading" style:family="paragraph" style:parent-style-name="Heading_20_1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76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353cm" fo:margin-right="0cm" fo:margin-top="0cm" fo:margin-bottom="0.176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ing_20_1_20_Char" style:display-name="Heading 1 Char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Document_20_Map_20_Char" style:display-name="Document Map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ing_20_2_20_Char" style:display-name="Heading 2 Char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Heading_20_3_20_Char" style:display-name="Heading 3 Char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Heading_20_4_20_Char" style:display-name="Heading 4 Char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Heading_20_5_20_Char" style:display-name="Heading 5 Char" style:family="text" style:parent-style-name="Default_20_Paragraph_20_Font">
      <style:text-properties fo:font-variant="small-caps" fo:color="#943634" fo:font-size="11pt" fo:letter-spacing="0.018cm" style:font-size-asian="11pt" style:font-size-complex="13pt"/>
    </style:style>
    <style:style style:name="Heading_20_6_20_Char" style:display-name="Heading 6 Char" style:family="text" style:parent-style-name="Default_20_Paragraph_20_Font">
      <style:text-properties fo:font-variant="small-caps" fo:color="#c0504d" fo:font-size="11pt" fo:letter-spacing="0.009cm" style:font-size-asian="11pt"/>
    </style:style>
    <style:style style:name="Heading_20_7_20_Char" style:display-name="Heading 7 Char" style:family="text" style:parent-style-name="Default_20_Paragraph_20_Font">
      <style:text-properties fo:font-variant="small-caps" fo:color="#c0504d" fo:letter-spacing="0.018cm" fo:font-weight="bold" style:font-weight-asian="bold"/>
    </style:style>
    <style:style style:name="Heading_20_8_20_Char" style:display-name="Heading 8 Char" style:family="text" style:parent-style-name="Default_20_Paragraph_20_Font">
      <style:text-properties fo:font-variant="small-caps" fo:color="#943634" fo:font-style="italic" fo:font-weight="bold" style:font-style-asian="italic" style:font-weight-asian="bold"/>
    </style:style>
    <style:style style:name="Heading_20_9_20_Char" style:display-name="Heading 9 Char" style:family="text" style:parent-style-name="Default_20_Paragraph_20_Font">
      <style:text-properties fo:font-variant="small-caps" fo:color="#622423" fo:font-style="italic" fo:font-weight="bold" style:font-style-asian="italic" style:font-weight-asian="bold"/>
    </style:style>
    <style:style style:name="Title_20_Char" style:display-name="Title Char" style:family="text" style:parent-style-name="Default_20_Paragraph_20_Font">
      <style:text-properties fo:font-variant="small-caps"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style:font-name="Cambria" style:font-name-complex="F" style:font-size-complex="11pt"/>
    </style:style>
    <style:style style:name="Strong_20_Emphasis" style:display-name="Strong Emphasis" style:family="text">
      <style:text-properties fo:color="#c0504d" fo:font-weight="bold" style:font-weight-asian="bold" style:font-weight-complex="bold"/>
    </style:style>
    <style:style style:name="Emphasis" style:family="text">
      <style:text-properties fo:letter-spacing="0.018cm" fo:font-style="italic" fo:font-weight="bold" style:font-style-asian="italic" style:font-weight-asian="bold" style:font-style-complex="italic"/>
    </style:style>
    <style:style style:name="Quote_20_Char" style:display-name="Quote Char" style:family="text" style:parent-style-name="Default_20_Paragraph_20_Font">
      <style:text-properties fo:font-style="italic" style:font-style-asian="italic"/>
    </style:style>
    <style:style style:name="Intense_20_Quote_20_Char" style:display-name="Intense Quote Char" style:family="text" style:parent-style-name="Default_20_Paragraph_20_Font">
      <style:text-properties fo:color="#ffffff" fo:font-style="italic" fo:font-weight="bold" style:font-style-asian="italic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c0504d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size="10pt" fo:font-style="italic" style:font-size-asian="10pt" style:font-style-asian="italic" style:font-name-complex="F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2.54cm" fo:margin-right="2.54cm" style:writing-mode="lr-tb" style:layout-grid-color="#c0c0c0" style:layout-grid-lines="2461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Khepera Robot Soccer</dc:title>
    <dc:subject>INB860 – Computational Intelligence, Control and Embedded Systems</dc:subject>
    <meta:initial-creator>Contributors</meta:initial-creator>
    <dc:creator>Stephen Vidas</dc:creator>
    <meta:editing-cycles>12</meta:editing-cycles>
    <meta:creation-date>2009-05-10T02:28:00</meta:creation-date>
    <dc:date>2009-05-11T21:09:34.46</dc:date>
    <meta:editing-duration>PT00H00M29S</meta:editing-duration>
    <meta:generator>OpenOffice.org/3.0$Win32 OpenOffice.org_project/300m15$Build-9379</meta:generator>
    <meta:document-statistic meta:table-count="4" meta:image-count="0" meta:object-count="0" meta:page-count="14" meta:paragraph-count="144" meta:word-count="746" meta:character-count="4547"/>
    <meta:template xlink:type="simple" xlink:actuate="onRequest" xlink:title="Normal.dotm" xlink:href=""/>
  </office:meta>
</office:document-meta>
</file>